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3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2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846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409in"/>
    </style:style>
    <style:style style:name="co12" style:family="table-column">
      <style:table-column-properties fo:break-before="auto" style:column-width="1.3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5^([.A1]-1)" office:value-type="float" office:value="1" calcext:value-type="float">
            <text:p>1</text:p>
          </table:table-cell>
          <table:table-cell table:formula="of:=5^([.B1]-1)" office:value-type="float" office:value="5" calcext:value-type="float">
            <text:p>5</text:p>
          </table:table-cell>
          <table:table-cell table:formula="of:=5^([.C1]-1)" office:value-type="float" office:value="25" calcext:value-type="float">
            <text:p>25</text:p>
          </table:table-cell>
          <table:table-cell table:formula="of:=5^([.D1]-1)" office:value-type="float" office:value="125" calcext:value-type="float">
            <text:p>125</text:p>
          </table:table-cell>
          <table:table-cell table:formula="of:=5^([.E1]-1)" office:value-type="float" office:value="625" calcext:value-type="float">
            <text:p>625</text:p>
          </table:table-cell>
          <table:table-cell table:formula="of:=5^([.F1]-1)" office:value-type="float" office:value="3125" calcext:value-type="float">
            <text:p>3125</text:p>
          </table:table-cell>
          <table:table-cell table:formula="of:=5^([.G1]-1)" office:value-type="float" office:value="15625" calcext:value-type="float">
            <text:p>15625</text:p>
          </table:table-cell>
          <table:table-cell table:formula="of:=5^([.H1]-1)" office:value-type="float" office:value="78125" calcext:value-type="float">
            <text:p>78125</text:p>
          </table:table-cell>
          <table:table-cell table:formula="of:=5^([.I1]-1)" office:value-type="float" office:value="390625" calcext:value-type="float">
            <text:p>390625</text:p>
          </table:table-cell>
          <table:table-cell table:formula="of:=5^([.J1]-1)" office:value-type="float" office:value="1953125" calcext:value-type="float">
            <text:p>1953125</text:p>
          </table:table-cell>
          <table:table-cell table:formula="of:=5^([.K1]-1)" office:value-type="float" office:value="9765625" calcext:value-type="float">
            <text:p>9765625</text:p>
          </table:table-cell>
          <table:table-cell table:formula="of:=5^([.L1]-1)" office:value-type="float" office:value="48828125" calcext:value-type="float">
            <text:p>48828125</text:p>
          </table:table-cell>
          <table:table-cell table:formula="of:=5^([.M1]-1)" office:value-type="float" office:value="244140625" calcext:value-type="float">
            <text:p>244140625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SUMPRODUCT([.$A$1:.$M$1];[.A2:.M2])" office:value-type="float" office:value="52" calcext:value-type="float">
            <text:p>52</text:p>
          </table:table-cell>
          <table:table-cell table:formula="of:=SUM([.A2:.M2])" office:value-type="float" office:value="4" calcext:value-type="float">
            <text:p>4</text:p>
          </table:table-cell>
          <table:table-cell/>
          <table:table-cell table:formula="of:=SUMPRODUCT([.$R$1:.$AD$1];[.A2:.M2])" office:value-type="float" office:value="976562500" calcext:value-type="float">
            <text:p>9765625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PRODUCT([.$A$1:.$M$1];[.A3:.M3])" office:value-type="float" office:value="52" calcext:value-type="float">
            <text:p>52</text:p>
          </table:table-cell>
          <table:table-cell table:formula="of:=SUM([.A3:.M3])" office:value-type="float" office:value="5" calcext:value-type="float">
            <text:p>5</text:p>
          </table:table-cell>
          <table:table-cell/>
          <table:table-cell table:formula="of:=SUMPRODUCT([.$R$1:.$AD$1];[.A3:.M3])" office:value-type="float" office:value="781250001" calcext:value-type="float">
            <text:p>78125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PRODUCT([.$A$1:.$M$1];[.A4:.M4])" office:value-type="float" office:value="52" calcext:value-type="float">
            <text:p>52</text:p>
          </table:table-cell>
          <table:table-cell table:formula="of:=SUM([.A4:.M4])" office:value-type="float" office:value="5" calcext:value-type="float">
            <text:p>5</text:p>
          </table:table-cell>
          <table:table-cell/>
          <table:table-cell table:formula="of:=SUMPRODUCT([.$R$1:.$AD$1];[.A4:.M4])" office:value-type="float" office:value="742187505" calcext:value-type="float">
            <text:p>742187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PRODUCT([.$A$1:.$M$1];[.A5:.M5])" office:value-type="float" office:value="52" calcext:value-type="float">
            <text:p>52</text:p>
          </table:table-cell>
          <table:table-cell table:formula="of:=SUM([.A5:.M5])" office:value-type="float" office:value="5" calcext:value-type="float">
            <text:p>5</text:p>
          </table:table-cell>
          <table:table-cell/>
          <table:table-cell table:formula="of:=SUMPRODUCT([.$R$1:.$AD$1];[.A5:.M5])" office:value-type="float" office:value="734375025" calcext:value-type="float">
            <text:p>7343750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PRODUCT([.$A$1:.$M$1];[.A6:.M6])" office:value-type="float" office:value="52" calcext:value-type="float">
            <text:p>52</text:p>
          </table:table-cell>
          <table:table-cell table:formula="of:=SUM([.A6:.M6])" office:value-type="float" office:value="5" calcext:value-type="float">
            <text:p>5</text:p>
          </table:table-cell>
          <table:table-cell/>
          <table:table-cell table:formula="of:=SUMPRODUCT([.$R$1:.$AD$1];[.A6:.M6])" office:value-type="float" office:value="732812625" calcext:value-type="float">
            <text:p>732812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PRODUCT([.$A$1:.$M$1];[.A7:.M7])" office:value-type="float" office:value="52" calcext:value-type="float">
            <text:p>52</text:p>
          </table:table-cell>
          <table:table-cell table:formula="of:=SUM([.A7:.M7])" office:value-type="float" office:value="5" calcext:value-type="float">
            <text:p>5</text:p>
          </table:table-cell>
          <table:table-cell/>
          <table:table-cell table:formula="of:=SUMPRODUCT([.$R$1:.$AD$1];[.A7:.M7])" office:value-type="float" office:value="732500625" calcext:value-type="float">
            <text:p>73250062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SUMPRODUCT([.$A$1:.$M$1];[.A8:.M8])" office:value-type="float" office:value="52" calcext:value-type="float">
            <text:p>52</text:p>
          </table:table-cell>
          <table:table-cell table:formula="of:=SUM([.A8:.M8])" office:value-type="float" office:value="5" calcext:value-type="float">
            <text:p>5</text:p>
          </table:table-cell>
          <table:table-cell/>
          <table:table-cell table:formula="of:=SUMPRODUCT([.$R$1:.$AD$1];[.A8:.M8])" office:value-type="float" office:value="732440625" calcext:value-type="float">
            <text:p>7324406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formula="of:=SUMPRODUCT([.$A$1:.$M$1];[.A9:.M9])" office:value-type="float" office:value="52" calcext:value-type="float">
            <text:p>52</text:p>
          </table:table-cell>
          <table:table-cell table:formula="of:=SUM([.A9:.M9])" office:value-type="float" office:value="5" calcext:value-type="float">
            <text:p>5</text:p>
          </table:table-cell>
          <table:table-cell/>
          <table:table-cell table:formula="of:=SUMPRODUCT([.$R$1:.$AD$1];[.A9:.M9])" office:value-type="float" office:value="585937505" calcext:value-type="float">
            <text:p>585937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PRODUCT([.$A$1:.$M$1];[.A10:.M10])" office:value-type="float" office:value="52" calcext:value-type="float">
            <text:p>52</text:p>
          </table:table-cell>
          <table:table-cell table:formula="of:=SUM([.A10:.M10])" office:value-type="float" office:value="5" calcext:value-type="float">
            <text:p>5</text:p>
          </table:table-cell>
          <table:table-cell/>
          <table:table-cell table:formula="of:=SUMPRODUCT([.$R$1:.$AD$1];[.A10:.M10])" office:value-type="float" office:value="546875025" calcext:value-type="float">
            <text:p>5468750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PRODUCT([.$A$1:.$M$1];[.A11:.M11])" office:value-type="float" office:value="52" calcext:value-type="float">
            <text:p>52</text:p>
          </table:table-cell>
          <table:table-cell table:formula="of:=SUM([.A11:.M11])" office:value-type="float" office:value="5" calcext:value-type="float">
            <text:p>5</text:p>
          </table:table-cell>
          <table:table-cell/>
          <table:table-cell table:formula="of:=SUMPRODUCT([.$R$1:.$AD$1];[.A11:.M11])" office:value-type="float" office:value="539062625" calcext:value-type="float">
            <text:p>539062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PRODUCT([.$A$1:.$M$1];[.A12:.M12])" office:value-type="float" office:value="52" calcext:value-type="float">
            <text:p>52</text:p>
          </table:table-cell>
          <table:table-cell table:formula="of:=SUM([.A12:.M12])" office:value-type="float" office:value="5" calcext:value-type="float">
            <text:p>5</text:p>
          </table:table-cell>
          <table:table-cell/>
          <table:table-cell table:formula="of:=SUMPRODUCT([.$R$1:.$AD$1];[.A12:.M12])" office:value-type="float" office:value="537500625" calcext:value-type="float">
            <text:p>53750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PRODUCT([.$A$1:.$M$1];[.A13:.M13])" office:value-type="float" office:value="52" calcext:value-type="float">
            <text:p>52</text:p>
          </table:table-cell>
          <table:table-cell table:formula="of:=SUM([.A13:.M13])" office:value-type="float" office:value="5" calcext:value-type="float">
            <text:p>5</text:p>
          </table:table-cell>
          <table:table-cell/>
          <table:table-cell table:formula="of:=SUMPRODUCT([.$R$1:.$AD$1];[.A13:.M13])" office:value-type="float" office:value="537190625" calcext:value-type="float">
            <text:p>5371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PRODUCT([.$A$1:.$M$1];[.A14:.M14])" office:value-type="float" office:value="52" calcext:value-type="float">
            <text:p>52</text:p>
          </table:table-cell>
          <table:table-cell table:formula="of:=SUM([.A14:.M14])" office:value-type="float" office:value="5" calcext:value-type="float">
            <text:p>5</text:p>
          </table:table-cell>
          <table:table-cell/>
          <table:table-cell table:formula="of:=SUMPRODUCT([.$R$1:.$AD$1];[.A14:.M14])" office:value-type="float" office:value="537140625" calcext:value-type="float">
            <text:p>5371406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PRODUCT([.$A$1:.$M$1];[.A15:.M15])" office:value-type="float" office:value="52" calcext:value-type="float">
            <text:p>52</text:p>
          </table:table-cell>
          <table:table-cell table:formula="of:=SUM([.A15:.M15])" office:value-type="float" office:value="5" calcext:value-type="float">
            <text:p>5</text:p>
          </table:table-cell>
          <table:table-cell/>
          <table:table-cell table:formula="of:=SUMPRODUCT([.$R$1:.$AD$1];[.A15:.M15])" office:value-type="float" office:value="507812625" calcext:value-type="float">
            <text:p>507812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PRODUCT([.$A$1:.$M$1];[.A16:.M16])" office:value-type="float" office:value="52" calcext:value-type="float">
            <text:p>52</text:p>
          </table:table-cell>
          <table:table-cell table:formula="of:=SUM([.A16:.M16])" office:value-type="float" office:value="5" calcext:value-type="float">
            <text:p>5</text:p>
          </table:table-cell>
          <table:table-cell/>
          <table:table-cell table:formula="of:=SUMPRODUCT([.$R$1:.$AD$1];[.A16:.M16])" office:value-type="float" office:value="500000625" calcext:value-type="float">
            <text:p>50000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PRODUCT([.$A$1:.$M$1];[.A17:.M17])" office:value-type="float" office:value="52" calcext:value-type="float">
            <text:p>52</text:p>
          </table:table-cell>
          <table:table-cell table:formula="of:=SUM([.A17:.M17])" office:value-type="float" office:value="5" calcext:value-type="float">
            <text:p>5</text:p>
          </table:table-cell>
          <table:table-cell/>
          <table:table-cell table:formula="of:=SUMPRODUCT([.$R$1:.$AD$1];[.A17:.M17])" office:value-type="float" office:value="498440625" calcext:value-type="float">
            <text:p>4984406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PRODUCT([.$A$1:.$M$1];[.A18:.M18])" office:value-type="float" office:value="52" calcext:value-type="float">
            <text:p>52</text:p>
          </table:table-cell>
          <table:table-cell table:formula="of:=SUM([.A18:.M18])" office:value-type="float" office:value="5" calcext:value-type="float">
            <text:p>5</text:p>
          </table:table-cell>
          <table:table-cell/>
          <table:table-cell table:formula="of:=SUMPRODUCT([.$R$1:.$AD$1];[.A18:.M18])" office:value-type="float" office:value="498140625" calcext:value-type="float">
            <text:p>49814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PRODUCT([.$A$1:.$M$1];[.A19:.M19])" office:value-type="float" office:value="52" calcext:value-type="float">
            <text:p>52</text:p>
          </table:table-cell>
          <table:table-cell table:formula="of:=SUM([.A19:.M19])" office:value-type="float" office:value="5" calcext:value-type="float">
            <text:p>5</text:p>
          </table:table-cell>
          <table:table-cell/>
          <table:table-cell table:formula="of:=SUMPRODUCT([.$R$1:.$AD$1];[.A19:.M19])" office:value-type="float" office:value="492190625" calcext:value-type="float">
            <text:p>4921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PRODUCT([.$A$1:.$M$1];[.A20:.M20])" office:value-type="float" office:value="52" calcext:value-type="float">
            <text:p>52</text:p>
          </table:table-cell>
          <table:table-cell table:formula="of:=SUM([.A20:.M20])" office:value-type="float" office:value="5" calcext:value-type="float">
            <text:p>5</text:p>
          </table:table-cell>
          <table:table-cell/>
          <table:table-cell table:formula="of:=SUMPRODUCT([.$R$1:.$AD$1];[.A20:.M20])" office:value-type="float" office:value="490640625" calcext:value-type="float">
            <text:p>49064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PRODUCT([.$A$1:.$M$1];[.A21:.M21])" office:value-type="float" office:value="52" calcext:value-type="float">
            <text:p>52</text:p>
          </table:table-cell>
          <table:table-cell table:formula="of:=SUM([.A21:.M21])" office:value-type="float" office:value="5" calcext:value-type="float">
            <text:p>5</text:p>
          </table:table-cell>
          <table:table-cell/>
          <table:table-cell table:formula="of:=SUMPRODUCT([.$R$1:.$AD$1];[.A21:.M21])" office:value-type="float" office:value="490390625" calcext:value-type="float">
            <text:p>49039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UMPRODUCT([.$A$1:.$M$1];[.A22:.M22])" office:value-type="float" office:value="52" calcext:value-type="float">
            <text:p>52</text:p>
          </table:table-cell>
          <table:table-cell table:formula="of:=SUM([.A22:.M22])" office:value-type="float" office:value="5" calcext:value-type="float">
            <text:p>5</text:p>
          </table:table-cell>
          <table:table-cell/>
          <table:table-cell table:formula="of:=SUMPRODUCT([.$R$1:.$AD$1];[.A22:.M22])" office:value-type="float" office:value="489140625" calcext:value-type="float">
            <text:p>4891406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PRODUCT([.$A$1:.$M$1];[.A23:.M23])" office:value-type="float" office:value="52" calcext:value-type="float">
            <text:p>52</text:p>
          </table:table-cell>
          <table:table-cell table:formula="of:=SUM([.A23:.M23])" office:value-type="float" office:value="5" calcext:value-type="float">
            <text:p>5</text:p>
          </table:table-cell>
          <table:table-cell/>
          <table:table-cell table:formula="of:=SUMPRODUCT([.$R$1:.$AD$1];[.A23:.M23])" office:value-type="float" office:value="390625025" calcext:value-type="float">
            <text:p>3906250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PRODUCT([.$A$1:.$M$1];[.A24:.M24])" office:value-type="float" office:value="52" calcext:value-type="float">
            <text:p>52</text:p>
          </table:table-cell>
          <table:table-cell table:formula="of:=SUM([.A24:.M24])" office:value-type="float" office:value="5" calcext:value-type="float">
            <text:p>5</text:p>
          </table:table-cell>
          <table:table-cell/>
          <table:table-cell table:formula="of:=SUMPRODUCT([.$R$1:.$AD$1];[.A24:.M24])" office:value-type="float" office:value="351562625" calcext:value-type="float">
            <text:p>351562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PRODUCT([.$A$1:.$M$1];[.A25:.M25])" office:value-type="float" office:value="52" calcext:value-type="float">
            <text:p>52</text:p>
          </table:table-cell>
          <table:table-cell table:formula="of:=SUM([.A25:.M25])" office:value-type="float" office:value="5" calcext:value-type="float">
            <text:p>5</text:p>
          </table:table-cell>
          <table:table-cell/>
          <table:table-cell table:formula="of:=SUMPRODUCT([.$R$1:.$AD$1];[.A25:.M25])" office:value-type="float" office:value="343750625" calcext:value-type="float">
            <text:p>34375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PRODUCT([.$A$1:.$M$1];[.A26:.M26])" office:value-type="float" office:value="52" calcext:value-type="float">
            <text:p>52</text:p>
          </table:table-cell>
          <table:table-cell table:formula="of:=SUM([.A26:.M26])" office:value-type="float" office:value="5" calcext:value-type="float">
            <text:p>5</text:p>
          </table:table-cell>
          <table:table-cell/>
          <table:table-cell table:formula="of:=SUMPRODUCT([.$R$1:.$AD$1];[.A26:.M26])" office:value-type="float" office:value="342190625" calcext:value-type="float">
            <text:p>34219062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PRODUCT([.$A$1:.$M$1];[.A27:.M27])" office:value-type="float" office:value="52" calcext:value-type="float">
            <text:p>52</text:p>
          </table:table-cell>
          <table:table-cell table:formula="of:=SUM([.A27:.M27])" office:value-type="float" office:value="5" calcext:value-type="float">
            <text:p>5</text:p>
          </table:table-cell>
          <table:table-cell/>
          <table:table-cell table:formula="of:=SUMPRODUCT([.$R$1:.$AD$1];[.A27:.M27])" office:value-type="float" office:value="341890625" calcext:value-type="float">
            <text:p>341890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$A$1:.$M$1];[.A28:.M28])" office:value-type="float" office:value="52" calcext:value-type="float">
            <text:p>52</text:p>
          </table:table-cell>
          <table:table-cell table:formula="of:=SUM([.A28:.M28])" office:value-type="float" office:value="5" calcext:value-type="float">
            <text:p>5</text:p>
          </table:table-cell>
          <table:table-cell/>
          <table:table-cell table:formula="of:=SUMPRODUCT([.$R$1:.$AD$1];[.A28:.M28])" office:value-type="float" office:value="312500625" calcext:value-type="float">
            <text:p>31250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formula="of:=SUMPRODUCT([.$A$1:.$M$1];[.A29:.M29])" office:value-type="float" office:value="52" calcext:value-type="float">
            <text:p>52</text:p>
          </table:table-cell>
          <table:table-cell table:formula="of:=SUM([.A29:.M29])" office:value-type="float" office:value="5" calcext:value-type="float">
            <text:p>5</text:p>
          </table:table-cell>
          <table:table-cell/>
          <table:table-cell table:formula="of:=SUMPRODUCT([.$R$1:.$AD$1];[.A29:.M29])" office:value-type="float" office:value="304690625" calcext:value-type="float">
            <text:p>3046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PRODUCT([.$A$1:.$M$1];[.A30:.M30])" office:value-type="float" office:value="52" calcext:value-type="float">
            <text:p>52</text:p>
          </table:table-cell>
          <table:table-cell table:formula="of:=SUM([.A30:.M30])" office:value-type="float" office:value="5" calcext:value-type="float">
            <text:p>5</text:p>
          </table:table-cell>
          <table:table-cell/>
          <table:table-cell table:formula="of:=SUMPRODUCT([.$R$1:.$AD$1];[.A30:.M30])" office:value-type="float" office:value="303140625" calcext:value-type="float">
            <text:p>30314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SUMPRODUCT([.$A$1:.$M$1];[.A31:.M31])" office:value-type="float" office:value="52" calcext:value-type="float">
            <text:p>52</text:p>
          </table:table-cell>
          <table:table-cell table:formula="of:=SUM([.A31:.M31])" office:value-type="float" office:value="5" calcext:value-type="float">
            <text:p>5</text:p>
          </table:table-cell>
          <table:table-cell/>
          <table:table-cell table:formula="of:=SUMPRODUCT([.$R$1:.$AD$1];[.A31:.M31])" office:value-type="float" office:value="302890625" calcext:value-type="float">
            <text:p>3028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PRODUCT([.$A$1:.$M$1];[.A32:.M32])" office:value-type="float" office:value="52" calcext:value-type="float">
            <text:p>52</text:p>
          </table:table-cell>
          <table:table-cell table:formula="of:=SUM([.A32:.M32])" office:value-type="float" office:value="5" calcext:value-type="float">
            <text:p>5</text:p>
          </table:table-cell>
          <table:table-cell/>
          <table:table-cell table:formula="of:=SUMPRODUCT([.$R$1:.$AD$1];[.A32:.M32])" office:value-type="float" office:value="296890625" calcext:value-type="float">
            <text:p>29689062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PRODUCT([.$A$1:.$M$1];[.A33:.M33])" office:value-type="float" office:value="52" calcext:value-type="float">
            <text:p>52</text:p>
          </table:table-cell>
          <table:table-cell table:formula="of:=SUM([.A33:.M33])" office:value-type="float" office:value="5" calcext:value-type="float">
            <text:p>5</text:p>
          </table:table-cell>
          <table:table-cell/>
          <table:table-cell table:formula="of:=SUMPRODUCT([.$R$1:.$AD$1];[.A33:.M33])" office:value-type="float" office:value="295390625" calcext:value-type="float">
            <text:p>29539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PRODUCT([.$A$1:.$M$1];[.A34:.M34])" office:value-type="float" office:value="52" calcext:value-type="float">
            <text:p>52</text:p>
          </table:table-cell>
          <table:table-cell table:formula="of:=SUM([.A34:.M34])" office:value-type="float" office:value="5" calcext:value-type="float">
            <text:p>5</text:p>
          </table:table-cell>
          <table:table-cell/>
          <table:table-cell table:formula="of:=SUMPRODUCT([.$R$1:.$AD$1];[.A34:.M34])" office:value-type="float" office:value="294140625" calcext:value-type="float">
            <text:p>29414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$A$1:.$M$1];[.A35:.M35])" office:value-type="float" office:value="52" calcext:value-type="float">
            <text:p>52</text:p>
          </table:table-cell>
          <table:table-cell table:formula="of:=SUM([.A35:.M35])" office:value-type="float" office:value="5" calcext:value-type="float">
            <text:p>5</text:p>
          </table:table-cell>
          <table:table-cell/>
          <table:table-cell table:formula="of:=SUMPRODUCT([.$R$1:.$AD$1];[.A35:.M35])" office:value-type="float" office:value="273440625" calcext:value-type="float">
            <text:p>27344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$A$1:.$M$1];[.A36:.M36])" office:value-type="float" office:value="52" calcext:value-type="float">
            <text:p>52</text:p>
          </table:table-cell>
          <table:table-cell table:formula="of:=SUM([.A36:.M36])" office:value-type="float" office:value="5" calcext:value-type="float">
            <text:p>5</text:p>
          </table:table-cell>
          <table:table-cell/>
          <table:table-cell table:formula="of:=SUMPRODUCT([.$R$1:.$AD$1];[.A36:.M36])" office:value-type="float" office:value="265640625" calcext:value-type="float">
            <text:p>26564062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$A$1:.$M$1];[.A37:.M37])" office:value-type="float" office:value="52" calcext:value-type="float">
            <text:p>52</text:p>
          </table:table-cell>
          <table:table-cell table:formula="of:=SUM([.A37:.M37])" office:value-type="float" office:value="5" calcext:value-type="float">
            <text:p>5</text:p>
          </table:table-cell>
          <table:table-cell/>
          <table:table-cell table:formula="of:=SUMPRODUCT([.$R$1:.$AD$1];[.A37:.M37])" office:value-type="float" office:value="264140625" calcext:value-type="float">
            <text:p>26414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$A$1:.$M$1];[.A38:.M38])" office:value-type="float" office:value="52" calcext:value-type="float">
            <text:p>52</text:p>
          </table:table-cell>
          <table:table-cell table:formula="of:=SUM([.A38:.M38])" office:value-type="float" office:value="5" calcext:value-type="float">
            <text:p>5</text:p>
          </table:table-cell>
          <table:table-cell/>
          <table:table-cell table:formula="of:=SUMPRODUCT([.$R$1:.$AD$1];[.A38:.M38])" office:value-type="float" office:value="257890625" calcext:value-type="float">
            <text:p>25789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$A$1:.$M$1];[.A39:.M39])" office:value-type="float" office:value="52" calcext:value-type="float">
            <text:p>52</text:p>
          </table:table-cell>
          <table:table-cell table:formula="of:=SUM([.A39:.M39])" office:value-type="float" office:value="5" calcext:value-type="float">
            <text:p>5</text:p>
          </table:table-cell>
          <table:table-cell/>
          <table:table-cell table:formula="of:=SUMPRODUCT([.$R$1:.$AD$1];[.A39:.M39])" office:value-type="float" office:value="256640625" calcext:value-type="float">
            <text:p>25664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PRODUCT([.$A$1:.$M$1];[.A40:.M40])" office:value-type="float" office:value="52" calcext:value-type="float">
            <text:p>52</text:p>
          </table:table-cell>
          <table:table-cell table:formula="of:=SUM([.A40:.M40])" office:value-type="float" office:value="5" calcext:value-type="float">
            <text:p>5</text:p>
          </table:table-cell>
          <table:table-cell/>
          <table:table-cell table:formula="of:=SUMPRODUCT([.$R$1:.$AD$1];[.A40:.M40])" office:value-type="float" office:value="250390625" calcext:value-type="float">
            <text:p>2503906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PRODUCT([.$A$1:.$M$1];[.A41:.M41])" office:value-type="float" office:value="52" calcext:value-type="float">
            <text:p>52</text:p>
          </table:table-cell>
          <table:table-cell table:formula="of:=SUM([.A41:.M41])" office:value-type="float" office:value="5" calcext:value-type="float">
            <text:p>5</text:p>
          </table:table-cell>
          <table:table-cell/>
          <table:table-cell table:formula="of:=SUMPRODUCT([.$R$1:.$AD$1];[.A41:.M41])" office:value-type="float" office:value="195312625" calcext:value-type="float">
            <text:p>1953126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$A$1:.$M$1];[.A42:.M42])" office:value-type="float" office:value="52" calcext:value-type="float">
            <text:p>52</text:p>
          </table:table-cell>
          <table:table-cell table:formula="of:=SUM([.A42:.M42])" office:value-type="float" office:value="5" calcext:value-type="float">
            <text:p>5</text:p>
          </table:table-cell>
          <table:table-cell/>
          <table:table-cell table:formula="of:=SUMPRODUCT([.$R$1:.$AD$1];[.A42:.M42])" office:value-type="float" office:value="156250625" calcext:value-type="float">
            <text:p>15625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$A$1:.$M$1];[.A43:.M43])" office:value-type="float" office:value="52" calcext:value-type="float">
            <text:p>52</text:p>
          </table:table-cell>
          <table:table-cell table:formula="of:=SUM([.A43:.M43])" office:value-type="float" office:value="5" calcext:value-type="float">
            <text:p>5</text:p>
          </table:table-cell>
          <table:table-cell/>
          <table:table-cell table:formula="of:=SUMPRODUCT([.$R$1:.$AD$1];[.A43:.M43])" office:value-type="float" office:value="148440625" calcext:value-type="float">
            <text:p>14844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$A$1:.$M$1];[.A44:.M44])" office:value-type="float" office:value="52" calcext:value-type="float">
            <text:p>52</text:p>
          </table:table-cell>
          <table:table-cell table:formula="of:=SUM([.A44:.M44])" office:value-type="float" office:value="5" calcext:value-type="float">
            <text:p>5</text:p>
          </table:table-cell>
          <table:table-cell/>
          <table:table-cell table:formula="of:=SUMPRODUCT([.$R$1:.$AD$1];[.A44:.M44])" office:value-type="float" office:value="146890625" calcext:value-type="float">
            <text:p>14689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$A$1:.$M$1];[.A45:.M45])" office:value-type="float" office:value="52" calcext:value-type="float">
            <text:p>52</text:p>
          </table:table-cell>
          <table:table-cell table:formula="of:=SUM([.A45:.M45])" office:value-type="float" office:value="5" calcext:value-type="float">
            <text:p>5</text:p>
          </table:table-cell>
          <table:table-cell/>
          <table:table-cell table:formula="of:=SUMPRODUCT([.$R$1:.$AD$1];[.A45:.M45])" office:value-type="float" office:value="146640625" calcext:value-type="float">
            <text:p>14664062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$A$1:.$M$1];[.A46:.M46])" office:value-type="float" office:value="52" calcext:value-type="float">
            <text:p>52</text:p>
          </table:table-cell>
          <table:table-cell table:formula="of:=SUM([.A46:.M46])" office:value-type="float" office:value="5" calcext:value-type="float">
            <text:p>5</text:p>
          </table:table-cell>
          <table:table-cell/>
          <table:table-cell table:formula="of:=SUMPRODUCT([.$R$1:.$AD$1];[.A46:.M46])" office:value-type="float" office:value="117190625" calcext:value-type="float">
            <text:p>1171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$A$1:.$M$1];[.A47:.M47])" office:value-type="float" office:value="52" calcext:value-type="float">
            <text:p>52</text:p>
          </table:table-cell>
          <table:table-cell table:formula="of:=SUM([.A47:.M47])" office:value-type="float" office:value="5" calcext:value-type="float">
            <text:p>5</text:p>
          </table:table-cell>
          <table:table-cell/>
          <table:table-cell table:formula="of:=SUMPRODUCT([.$R$1:.$AD$1];[.A47:.M47])" office:value-type="float" office:value="109390625" calcext:value-type="float">
            <text:p>109390625</text:p>
          </table:table-cell>
          <table:table-cell table:number-columns-repeated="13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$A$1:.$M$1];[.A48:.M48])" office:value-type="float" office:value="52" calcext:value-type="float">
            <text:p>52</text:p>
          </table:table-cell>
          <table:table-cell table:formula="of:=SUM([.A48:.M48])" office:value-type="float" office:value="5" calcext:value-type="float">
            <text:p>5</text:p>
          </table:table-cell>
          <table:table-cell/>
          <table:table-cell table:formula="of:=SUMPRODUCT([.$R$1:.$AD$1];[.A48:.M48])" office:value-type="float" office:value="107890625" calcext:value-type="float">
            <text:p>10789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$A$1:.$M$1];[.A49:.M49])" office:value-type="float" office:value="52" calcext:value-type="float">
            <text:p>52</text:p>
          </table:table-cell>
          <table:table-cell table:formula="of:=SUM([.A49:.M49])" office:value-type="float" office:value="5" calcext:value-type="float">
            <text:p>5</text:p>
          </table:table-cell>
          <table:table-cell/>
          <table:table-cell table:formula="of:=SUMPRODUCT([.$R$1:.$AD$1];[.A49:.M49])" office:value-type="float" office:value="101640625" calcext:value-type="float">
            <text:p>10164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$A$1:.$M$1];[.A50:.M50])" office:value-type="float" office:value="52" calcext:value-type="float">
            <text:p>52</text:p>
          </table:table-cell>
          <table:table-cell table:formula="of:=SUM([.A50:.M50])" office:value-type="float" office:value="5" calcext:value-type="float">
            <text:p>5</text:p>
          </table:table-cell>
          <table:table-cell/>
          <table:table-cell table:formula="of:=SUMPRODUCT([.$R$1:.$AD$1];[.A50:.M50])" office:value-type="float" office:value="100390625" calcext:value-type="float">
            <text:p>100390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$A$1:.$M$1];[.A51:.M51])" office:value-type="float" office:value="52" calcext:value-type="float">
            <text:p>52</text:p>
          </table:table-cell>
          <table:table-cell table:formula="of:=SUM([.A51:.M51])" office:value-type="float" office:value="5" calcext:value-type="float">
            <text:p>5</text:p>
          </table:table-cell>
          <table:table-cell/>
          <table:table-cell table:formula="of:=SUMPRODUCT([.$R$1:.$AD$1];[.A51:.M51])" office:value-type="float" office:value="78140625" calcext:value-type="float">
            <text:p>7814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$A$1:.$M$1];[.A52:.M52])" office:value-type="float" office:value="52" calcext:value-type="float">
            <text:p>52</text:p>
          </table:table-cell>
          <table:table-cell table:formula="of:=SUM([.A52:.M52])" office:value-type="float" office:value="5" calcext:value-type="float">
            <text:p>5</text:p>
          </table:table-cell>
          <table:table-cell/>
          <table:table-cell table:formula="of:=SUMPRODUCT([.$R$1:.$AD$1];[.A52:.M52])" office:value-type="float" office:value="70390625" calcext:value-type="float">
            <text:p>7039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$A$1:.$M$1];[.A53:.M53])" office:value-type="float" office:value="52" calcext:value-type="float">
            <text:p>52</text:p>
          </table:table-cell>
          <table:table-cell table:formula="of:=SUM([.A53:.M53])" office:value-type="float" office:value="5" calcext:value-type="float">
            <text:p>5</text:p>
          </table:table-cell>
          <table:table-cell/>
          <table:table-cell table:formula="of:=SUMPRODUCT([.$R$1:.$AD$1];[.A53:.M53])" office:value-type="float" office:value="69140625" calcext:value-type="float">
            <text:p>691406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$A$1:.$M$1];[.A54:.M54])" office:value-type="float" office:value="52" calcext:value-type="float">
            <text:p>52</text:p>
          </table:table-cell>
          <table:table-cell table:formula="of:=SUM([.A54:.M54])" office:value-type="float" office:value="5" calcext:value-type="float">
            <text:p>5</text:p>
          </table:table-cell>
          <table:table-cell/>
          <table:table-cell table:formula="of:=SUMPRODUCT([.$R$1:.$AD$1];[.A54:.M54])" office:value-type="float" office:value="62890625" calcext:value-type="float">
            <text:p>628906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$A$1:.$M$1];[.A55:.M55])" office:value-type="float" office:value="52" calcext:value-type="float">
            <text:p>52</text:p>
          </table:table-cell>
          <table:table-cell table:formula="of:=SUM([.A55:.M55])" office:value-type="float" office:value="5" calcext:value-type="float">
            <text:p>5</text:p>
          </table:table-cell>
          <table:table-cell/>
          <table:table-cell table:formula="of:=SUMPRODUCT([.$R$1:.$AD$1];[.A55:.M55])" office:value-type="float" office:value="56640625" calcext:value-type="float">
            <text:p>566406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$A$1:.$M$1];[.A56:.M56])" office:value-type="float" office:value="52" calcext:value-type="float">
            <text:p>52</text:p>
          </table:table-cell>
          <table:table-cell table:formula="of:=SUM([.A56:.M56])" office:value-type="float" office:value="5" calcext:value-type="float">
            <text:p>5</text:p>
          </table:table-cell>
          <table:table-cell/>
          <table:table-cell table:formula="of:=SUMPRODUCT([.$R$1:.$AD$1];[.A56:.M56])" office:value-type="float" office:value="39140625" calcext:value-type="float">
            <text:p>39140625</text:p>
          </table:table-cell>
          <table:table-cell table:number-columns-repeated="13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$A$1:.$M$1];[.A57:.M57])" office:value-type="float" office:value="52" calcext:value-type="float">
            <text:p>52</text:p>
          </table:table-cell>
          <table:table-cell table:formula="of:=SUM([.A57:.M57])" office:value-type="float" office:value="5" calcext:value-type="float">
            <text:p>5</text:p>
          </table:table-cell>
          <table:table-cell/>
          <table:table-cell table:formula="of:=SUMPRODUCT([.$R$1:.$AD$1];[.A57:.M57])" office:value-type="float" office:value="31640625" calcext:value-type="float">
            <text:p>316406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$A$1:.$M$1];[.A58:.M58])" office:value-type="float" office:value="52" calcext:value-type="float">
            <text:p>52</text:p>
          </table:table-cell>
          <table:table-cell table:formula="of:=SUM([.A58:.M58])" office:value-type="float" office:value="5" calcext:value-type="float">
            <text:p>5</text:p>
          </table:table-cell>
          <table:table-cell/>
          <table:table-cell table:formula="of:=SUMPRODUCT([.$R$1:.$AD$1];[.A58:.M58])" office:value-type="float" office:value="25390625" calcext:value-type="float">
            <text:p>25390625</text:p>
          </table:table-cell>
          <table:table-cell table:number-columns-repeated="13"/>
        </table:table-row>
      </table:table>
      <table:table table:name="Sheet2" table:style-name="ta1">
        <table:table-column table:style-name="co1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976562500" calcext:value-type="float">
            <text:p>976562500</text:p>
          </table:table-cell>
          <table:table-cell table:formula="of:=[.A1]-[.B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81250001" calcext:value-type="float">
            <text:p>781250001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42187505" calcext:value-type="float">
            <text:p>742187505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4375025" calcext:value-type="float">
            <text:p>734375025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2812625" calcext:value-type="float">
            <text:p>732812625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2500625" calcext:value-type="float">
            <text:p>732500625</text:p>
          </table:table-cell>
          <table:table-cell table:formula="of:=[.A6]-[.B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2440625" calcext:value-type="float">
            <text:p>732440625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85937505" calcext:value-type="float">
            <text:p>585937505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46875025" calcext:value-type="float">
            <text:p>546875025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9062625" calcext:value-type="float">
            <text:p>539062625</text:p>
          </table:table-cell>
          <table:table-cell table:formula="of:=[.A10]-[.B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7500625" calcext:value-type="float">
            <text:p>537500625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7190625" calcext:value-type="float">
            <text:p>537190625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7140625" calcext:value-type="float">
            <text:p>537140625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7812625" calcext:value-type="float">
            <text:p>507812625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0000625" calcext:value-type="float">
            <text:p>500000625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8440625" calcext:value-type="float">
            <text:p>498440625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8140625" calcext:value-type="float">
            <text:p>498140625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2190625" calcext:value-type="float">
            <text:p>492190625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0640625" calcext:value-type="float">
            <text:p>490640625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0390625" calcext:value-type="float">
            <text:p>490390625</text:p>
          </table:table-cell>
          <table:table-cell table:formula="of:=[.A20]-[.B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9140625" calcext:value-type="float">
            <text:p>489140625</text:p>
          </table:table-cell>
          <table:table-cell table:formula="of:=[.A21]-[.B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90625025" calcext:value-type="float">
            <text:p>390625025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51562625" calcext:value-type="float">
            <text:p>351562625</text:p>
          </table:table-cell>
          <table:table-cell table:formula="of:=[.A23]-[.B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3750625" calcext:value-type="float">
            <text:p>343750625</text:p>
          </table:table-cell>
          <table:table-cell table:formula="of:=[.A24]-[.B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2190625" calcext:value-type="float">
            <text:p>342190625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890625" calcext:value-type="float">
            <text:p>341890625</text:p>
          </table:table-cell>
          <table:table-cell office:value-type="float" office:value="341890625" calcext:value-type="float">
            <text:p>341890625</text:p>
          </table:table-cell>
          <table:table-cell table:formula="of:=[.A26]-[.B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2500625" calcext:value-type="float">
            <text:p>312500625</text:p>
          </table:table-cell>
          <table:table-cell table:formula="of:=[.A27]-[.B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4690625" calcext:value-type="float">
            <text:p>304690625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40625" calcext:value-type="float">
            <text:p>303140625</text:p>
          </table:table-cell>
          <table:table-cell office:value-type="float" office:value="303140625" calcext:value-type="float">
            <text:p>303140625</text:p>
          </table:table-cell>
          <table:table-cell table:formula="of:=[.A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90625" calcext:value-type="float">
            <text:p>302890625</text:p>
          </table:table-cell>
          <table:table-cell office:value-type="float" office:value="302890625" calcext:value-type="float">
            <text:p>302890625</text:p>
          </table:table-cell>
          <table:table-cell table:formula="of:=[.A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90624.999999" calcext:value-type="float">
            <text:p>296890624.999999</text:p>
          </table:table-cell>
          <table:table-cell office:value-type="float" office:value="296890625" calcext:value-type="float">
            <text:p>296890625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90625" calcext:value-type="float">
            <text:p>295390625</text:p>
          </table:table-cell>
          <table:table-cell office:value-type="float" office:value="295390625" calcext:value-type="float">
            <text:p>295390625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40625" calcext:value-type="float">
            <text:p>294140625</text:p>
          </table:table-cell>
          <table:table-cell office:value-type="float" office:value="294140625" calcext:value-type="float">
            <text:p>294140625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73440625" calcext:value-type="float">
            <text:p>273440625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65640625" calcext:value-type="float">
            <text:p>265640625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40625" calcext:value-type="float">
            <text:p>264140625</text:p>
          </table:table-cell>
          <table:table-cell office:value-type="float" office:value="264140625" calcext:value-type="float">
            <text:p>264140625</text:p>
          </table:table-cell>
          <table:table-cell table:formula="of:=[.A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90625" calcext:value-type="float">
            <text:p>257890625</text:p>
          </table:table-cell>
          <table:table-cell office:value-type="float" office:value="257890625" calcext:value-type="float">
            <text:p>257890625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40625" calcext:value-type="float">
            <text:p>256640625</text:p>
          </table:table-cell>
          <table:table-cell office:value-type="float" office:value="256640625" calcext:value-type="float">
            <text:p>256640625</text:p>
          </table:table-cell>
          <table:table-cell table:formula="of:=[.A38]-[.B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0390625" calcext:value-type="float">
            <text:p>250390625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12625" calcext:value-type="float">
            <text:p>195312625</text:p>
          </table:table-cell>
          <table:table-cell office:value-type="float" office:value="195312625" calcext:value-type="float">
            <text:p>195312625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50625" calcext:value-type="float">
            <text:p>156250625</text:p>
          </table:table-cell>
          <table:table-cell office:value-type="float" office:value="156250625" calcext:value-type="float">
            <text:p>156250625</text:p>
          </table:table-cell>
          <table:table-cell table:formula="of:=[.A41]-[.B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8440625" calcext:value-type="float">
            <text:p>148440625</text:p>
          </table:table-cell>
          <table:table-cell table:formula="of:=[.A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90625" calcext:value-type="float">
            <text:p>146890625</text:p>
          </table:table-cell>
          <table:table-cell office:value-type="float" office:value="146890625" calcext:value-type="float">
            <text:p>146890625</text:p>
          </table:table-cell>
          <table:table-cell table:formula="of:=[.A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40625" calcext:value-type="float">
            <text:p>146640625</text:p>
          </table:table-cell>
          <table:table-cell office:value-type="float" office:value="146640625" calcext:value-type="float">
            <text:p>146640625</text:p>
          </table:table-cell>
          <table:table-cell table:formula="of:=[.A44]-[.B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7190625" calcext:value-type="float">
            <text:p>117190625</text:p>
          </table:table-cell>
          <table:table-cell table:formula="of:=[.A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90624.999999" calcext:value-type="float">
            <text:p>109390624.999999</text:p>
          </table:table-cell>
          <table:table-cell office:value-type="float" office:value="109390625" calcext:value-type="float">
            <text:p>109390625</text:p>
          </table:table-cell>
          <table:table-cell table:formula="of:=[.A46]-[.B46]" office:value-type="float" office:value="-0.00000056624412536621" calcext:value-type="float">
            <text:p>-5.66244125366211E-07</text:p>
          </table:table-cell>
        </table:table-row>
        <table:table-row table:style-name="ro1">
          <table:table-cell office:value-type="float" office:value="107890625" calcext:value-type="float">
            <text:p>107890625</text:p>
          </table:table-cell>
          <table:table-cell office:value-type="float" office:value="107890625" calcext:value-type="float">
            <text:p>107890625</text:p>
          </table:table-cell>
          <table:table-cell table:formula="of:=[.A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0624.999999" calcext:value-type="float">
            <text:p>101640624.999999</text:p>
          </table:table-cell>
          <table:table-cell office:value-type="float" office:value="101640625" calcext:value-type="float">
            <text:p>101640625</text:p>
          </table:table-cell>
          <table:table-cell table:formula="of:=[.A48]-[.B48]" office:value-type="float" office:value="-0.00000074505805969238" calcext:value-type="float">
            <text:p>-7.45058059692383E-07</text:p>
          </table:table-cell>
        </table:table-row>
        <table:table-row table:style-name="ro1">
          <table:table-cell office:value-type="float" office:value="100390624.999999" calcext:value-type="float">
            <text:p>100390624.999999</text:p>
          </table:table-cell>
          <table:table-cell office:value-type="float" office:value="100390625" calcext:value-type="float">
            <text:p>100390625</text:p>
          </table:table-cell>
          <table:table-cell table:formula="of:=[.A49]-[.B49]" office:value-type="float" office:value="-0.00000081956386566162" calcext:value-type="float">
            <text:p>-8.19563865661621E-07</text:p>
          </table:table-cell>
        </table:table-row>
        <table:table-row table:style-name="ro1">
          <table:table-cell office:value-type="float" office:value="78140624.999996" calcext:value-type="float">
            <text:p>78140624.999996</text:p>
          </table:table-cell>
          <table:table-cell office:value-type="float" office:value="78140625" calcext:value-type="float">
            <text:p>78140625</text:p>
          </table:table-cell>
          <table:table-cell table:formula="of:=[.A50]-[.B50]" office:value-type="float" office:value="-0.00000399351119995117" calcext:value-type="float">
            <text:p>-3.99351119995117E-06</text:p>
          </table:table-cell>
        </table:table-row>
        <table:table-row table:style-name="ro1">
          <table:table-cell office:value-type="float" office:value="70390624.9999958" calcext:value-type="float">
            <text:p>70390624.9999958</text:p>
          </table:table-cell>
          <table:table-cell office:value-type="float" office:value="70390625" calcext:value-type="float">
            <text:p>70390625</text:p>
          </table:table-cell>
          <table:table-cell table:formula="of:=[.A51]-[.B51]" office:value-type="float" office:value="-0.00000420212745666504" calcext:value-type="float">
            <text:p>-4.20212745666504E-06</text:p>
          </table:table-cell>
        </table:table-row>
        <table:table-row table:style-name="ro1">
          <table:table-cell office:value-type="float" office:value="69140624.9999953" calcext:value-type="float">
            <text:p>69140624.9999953</text:p>
          </table:table-cell>
          <table:table-cell office:value-type="float" office:value="69140625" calcext:value-type="float">
            <text:p>69140625</text:p>
          </table:table-cell>
          <table:table-cell table:formula="of:=[.A52]-[.B52]" office:value-type="float" office:value="-0.00000467896461486816" calcext:value-type="float">
            <text:p>-4.67896461486816E-06</text:p>
          </table:table-cell>
        </table:table-row>
        <table:table-row table:style-name="ro1">
          <table:table-cell office:value-type="float" office:value="62890624.9999992" calcext:value-type="float">
            <text:p>62890624.9999992</text:p>
          </table:table-cell>
          <table:table-cell office:value-type="float" office:value="62890625" calcext:value-type="float">
            <text:p>62890625</text:p>
          </table:table-cell>
          <table:table-cell table:formula="of:=[.A53]-[.B53]" office:value-type="float" office:value="-0.00000084936618804932" calcext:value-type="float">
            <text:p>-8.49366188049316E-07</text:p>
          </table:table-cell>
        </table:table-row>
        <table:table-row table:style-name="ro1">
          <table:table-cell office:value-type="float" office:value="56640625" calcext:value-type="float">
            <text:p>56640625</text:p>
          </table:table-cell>
          <table:table-cell office:value-type="float" office:value="56640625" calcext:value-type="float">
            <text:p>56640625</text:p>
          </table:table-cell>
          <table:table-cell table:formula="of:=[.A54]-[.B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9140625" calcext:value-type="float">
            <text:p>39140625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640625" calcext:value-type="float">
            <text:p>31640625</text:p>
          </table:table-cell>
          <table:table-cell table:formula="of:=[.A56]-[.B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390625" calcext:value-type="float">
            <text:p>25390625</text:p>
          </table:table-cell>
          <table:table-cell table:formula="of:=[.A57]-[.B57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20:56:32.192138884</meta:creation-date>
    <dc:date>2022-06-06T02:48:01.991249580</dc:date>
    <meta:editing-duration>PT1H55M17S</meta:editing-duration>
    <meta:editing-cycles>1</meta:editing-cycles>
    <meta:document-statistic meta:table-count="2" meta:cell-count="582" meta:object-count="0"/>
    <meta:generator>LibreOffice/7.0.4.2$Linux_X86_64 LibreOffice_project/00$Build-2</meta:generator>
  </office:meta>
</office:document-meta>
</file>